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Replacements/Object 32" manifest:media-type=""/>
  <manifest:file-entry manifest:full-path="ObjectReplacements/Object 2" manifest:media-type="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27" manifest:media-type=""/>
  <manifest:file-entry manifest:full-path="ObjectReplacements/Object 17" manifest:media-type=""/>
  <manifest:file-entry manifest:full-path="ObjectReplacements/Object 8" manifest:media-type="application/x-openoffice-gdimetafile;windows_formatname=&quot;GDIMetaFile&quot;"/>
  <manifest:file-entry manifest:full-path="ObjectReplacements/Object 26" manifest:media-type=""/>
  <manifest:file-entry manifest:full-path="ObjectReplacements/Object 16" manifest:media-type=""/>
  <manifest:file-entry manifest:full-path="ObjectReplacements/Object 28" manifest:media-type=""/>
  <manifest:file-entry manifest:full-path="ObjectReplacements/Object 18" manifest:media-type=""/>
  <manifest:file-entry manifest:full-path="ObjectReplacements/Object 9" manifest:media-type=""/>
  <manifest:file-entry manifest:full-path="ObjectReplacements/Object 20" manifest:media-type=""/>
  <manifest:file-entry manifest:full-path="ObjectReplacements/Object 30" manifest:media-type=""/>
  <manifest:file-entry manifest:full-path="ObjectReplacements/Object 13" manifest:media-type=""/>
  <manifest:file-entry manifest:full-path="ObjectReplacements/Object 23" manifest:media-type=""/>
  <manifest:file-entry manifest:full-path="ObjectReplacements/Object 3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" manifest:media-type=""/>
  <manifest:file-entry manifest:full-path="ObjectReplacements/Object 2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"/>
  <manifest:file-entry manifest:full-path="ObjectReplacements/Object 6" manifest:media-type="application/x-openoffice-gdimetafile;windows_formatname=&quot;GDIMetaFile&quot;"/>
  <manifest:file-entry manifest:full-path="ObjectReplacements/Object 14" manifest:media-type=""/>
  <manifest:file-entry manifest:full-path="ObjectReplacements/Object 24" manifest:media-type=""/>
  <manifest:file-entry manifest:full-path="ObjectReplacements/Object 34" manifest:media-type="application/x-openoffice-gdimetafile;windows_formatname=&quot;GDIMetaFile&quot;"/>
  <manifest:file-entry manifest:full-path="ObjectReplacements/Object 5" manifest:media-type=""/>
  <manifest:file-entry manifest:full-path="ObjectReplacements/Object 19" manifest:media-type="application/x-openoffice-gdimetafile;windows_formatname=&quot;GDIMetaFile&quot;"/>
  <manifest:file-entry manifest:full-path="ObjectReplacements/Object 29" manifest:media-type=""/>
  <manifest:file-entry manifest:full-path="ObjectReplacements/Object 21" manifest:media-type=""/>
  <manifest:file-entry manifest:full-path="ObjectReplacements/Object 36" manifest:media-type=""/>
  <manifest:file-entry manifest:full-path="ObjectReplacements/Object 1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"/>
  <manifest:file-entry manifest:full-path="ObjectReplacements/Object 22" manifest:media-type="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06eb2" officeooo:paragraph-rsid="00006eb2"/>
    </style:style>
    <style:style style:name="P2" style:family="paragraph" style:parent-style-name="Standard">
      <style:text-properties officeooo:rsid="00049a5f" officeooo:paragraph-rsid="00049a5f"/>
    </style:style>
    <style:style style:name="P3" style:family="paragraph" style:parent-style-name="Standard">
      <style:text-properties officeooo:rsid="0005f5e2" officeooo:paragraph-rsid="0005f5e2"/>
    </style:style>
    <style:style style:name="P4" style:family="paragraph" style:parent-style-name="Standard">
      <style:text-properties officeooo:rsid="0007a379" officeooo:paragraph-rsid="0007a379"/>
    </style:style>
    <style:style style:name="P5" style:family="paragraph" style:parent-style-name="Standard" style:list-style-name="L1">
      <style:text-properties officeooo:rsid="00006eb2" officeooo:paragraph-rsid="00006eb2"/>
    </style:style>
    <style:style style:name="P6" style:family="paragraph" style:parent-style-name="Standard" style:list-style-name="L2">
      <style:text-properties officeooo:rsid="00049a5f" officeooo:paragraph-rsid="00049a5f"/>
    </style:style>
    <style:style style:name="P7" style:family="paragraph" style:parent-style-name="Standard">
      <style:text-properties officeooo:paragraph-rsid="0005f5e2"/>
    </style:style>
    <style:style style:name="P8" style:family="paragraph" style:parent-style-name="Standard">
      <style:text-properties officeooo:rsid="0007a379" officeooo:paragraph-rsid="0007a379"/>
    </style:style>
    <style:style style:name="P9" style:family="paragraph" style:parent-style-name="Standard">
      <style:text-properties officeooo:rsid="0007ef20" officeooo:paragraph-rsid="0007ef20"/>
    </style:style>
    <style:style style:name="P10" style:family="paragraph" style:parent-style-name="Standard">
      <style:text-properties officeooo:rsid="000858fb" officeooo:paragraph-rsid="000858fb"/>
    </style:style>
    <style:style style:name="T1" style:family="text">
      <style:text-properties officeooo:rsid="0001b5d8"/>
    </style:style>
    <style:style style:name="T2" style:family="text">
      <style:text-properties officeooo:rsid="0005f5e2"/>
    </style:style>
    <style:style style:name="T3" style:family="text">
      <style:text-properties officeooo:rsid="0007a379"/>
    </style:style>
    <style:style style:name="T4" style:family="text">
      <style:text-properties officeooo:rsid="0007ef2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*</text:p>
      <text:p text:style-name="P1">3 regiones de funcionamiento</text:p>
      <text:p text:style-name="P1"/>
      <text:list xml:id="list1742938907" text:style-name="L1">
        <text:list-item>
          <text:p text:style-name="P5">Corte<draw:frame draw:style-name="fr1" draw:name="Objeto1" text:anchor-type="as-char" svg:y="-0.377cm" svg:width="1.185cm" svg:height="0.531cm" draw:z-index="0"><draw:object xlink:href="./Object 1" xlink:type="simple" xlink:show="embed" xlink:actuate="onLoad"/><draw:image xlink:href="./ObjectReplacements/Object 1" xlink:type="simple" xlink:show="embed" xlink:actuate="onLoad"/></draw:frame>si <draw:frame draw:style-name="fr1" draw:name="Objeto3" text:anchor-type="as-char" svg:y="-0.377cm" svg:width="1.617cm" svg:height="0.531cm" draw:z-index="2"><draw:object xlink:href="./Object 3" xlink:type="simple" xlink:show="embed" xlink:actuate="onLoad"/><draw:image xlink:href="./ObjectReplacements/Object 3" xlink:type="simple" xlink:show="embed" xlink:actuate="onLoad"/></draw:frame><text:tab/><draw:frame draw:style-name="fr1" draw:name="Objeto2" text:anchor-type="as-char" svg:y="-0.377cm" svg:width="2.522cm" svg:height="0.531cm" draw:z-index="1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5">Lineal/Óhmica/triodo<text:tab/><draw:frame draw:style-name="fr1" draw:name="Objeto4" text:anchor-type="as-char" svg:y="-0.619cm" svg:width="5.452cm" svg:height="0.998cm" draw:z-index="3"><draw:object xlink:href="./Object 4" xlink:type="simple" xlink:show="embed" xlink:actuate="onLoad"/><draw:image xlink:href="./ObjectReplacements/Object 4" xlink:type="simple" xlink:show="embed" xlink:actuate="onLoad"/></draw:frame>si<draw:frame draw:style-name="fr1" draw:name="Objeto6" text:anchor-type="as-char" svg:y="-0.377cm" svg:width="4.295cm" svg:height="0.531cm" draw:z-index="5"><draw:object xlink:href="./Object 6" xlink:type="simple" xlink:show="embed" xlink:actuate="onLoad"/><draw:image xlink:href="./ObjectReplacements/Object 6" xlink:type="simple" xlink:show="embed" xlink:actuate="onLoad"/></draw:frame></text:p>
        </text:list-item>
        <text:list-item>
          <text:p text:style-name="P5">Saturación<draw:frame draw:style-name="fr1" draw:name="Objeto5" text:anchor-type="as-char" svg:y="-0.619cm" svg:width="3.341cm" svg:height="0.998cm" draw:z-index="4"><draw:object xlink:href="./Object 5" xlink:type="simple" xlink:show="embed" xlink:actuate="onLoad"/><draw:image xlink:href="./ObjectReplacements/Object 5" xlink:type="simple" xlink:show="embed" xlink:actuate="onLoad"/></draw:frame>si <draw:frame draw:style-name="fr1" draw:name="Objeto8" text:anchor-type="as-char" svg:y="-0.377cm" svg:width="1.617cm" svg:height="0.531cm" draw:z-index="7"><draw:object xlink:href="./Object 8" xlink:type="simple" xlink:show="embed" xlink:actuate="onLoad"/><draw:image xlink:href="./ObjectReplacements/Object 8" xlink:type="simple" xlink:show="embed" xlink:actuate="onLoad"/></draw:frame><text:span text:style-name="T1">si </text:span><text:span text:style-name="T1"><draw:frame draw:style-name="fr1" draw:name="Objeto7" text:anchor-type="as-char" svg:y="-0.377cm" svg:width="2.625cm" svg:height="0.531cm" draw:z-index="6"><draw:object xlink:href="./Object 7" xlink:type="simple" xlink:show="embed" xlink:actuate="onLoad"/><draw:image xlink:href="./ObjectReplacements/Object 7" xlink:type="simple" xlink:show="embed" xlink:actuate="onLoad"/></draw:frame></text:span></text:p>
        </text:list-item>
      </text:list>
      <text:p text:style-name="P1"/>
      <text:p text:style-name="P2">Ejercicio <text:span text:style-name="T2">transistor</text:span></text:p>
      <text:p text:style-name="P2"/>
      <text:p text:style-name="P2">*2</text:p>
      <text:list xml:id="list974796757" text:style-name="L2">
        <text:list-item>
          <text:p text:style-name="P6">Supongo la región de funcionamiento</text:p>
        </text:list-item>
        <text:list-item>
          <text:p text:style-name="P6">Dato:<draw:frame draw:style-name="fr1" draw:name="Objeto9" text:anchor-type="as-char" svg:y="-0.377cm" svg:width="0.609cm" svg:height="0.531cm" draw:z-index="8"><draw:object xlink:href="./Object 9" xlink:type="simple" xlink:show="embed" xlink:actuate="onLoad"/><draw:image xlink:href="./ObjectReplacements/Object 9" xlink:type="simple" xlink:show="embed" xlink:actuate="onLoad"/></draw:frame>y sustituimos datos</text:p>
        </text:list-item>
        <text:list-item>
          <text:p text:style-name="P6">Resolvemos</text:p>
        </text:list-item>
        <text:list-item>
          <text:p text:style-name="P6">Comprobamos, ver<draw:frame draw:style-name="fr1" draw:name="Objeto10" text:anchor-type="as-char" svg:y="-0.377cm" svg:width="2.097cm" svg:height="0.531cm" draw:z-index="9"><draw:object xlink:href="./Object 10" xlink:type="simple" xlink:show="embed" xlink:actuate="onLoad"/><draw:image xlink:href="./ObjectReplacements/Object 10" xlink:type="simple" xlink:show="embed" xlink:actuate="onLoad"/></draw:frame></text:p>
        </text:list-item>
      </text:list>
      <text:p text:style-name="P2"/>
      <text:p text:style-name="P7"><text:span text:style-name="T2"><draw:frame draw:style-name="fr1" draw:name="Objeto16" text:anchor-type="as-char" svg:y="-0.377cm" svg:width="1.603cm" svg:height="0.531cm" draw:z-index="12"><draw:object xlink:href="./Object 16" xlink:type="simple" xlink:show="embed" xlink:actuate="onLoad"/><draw:image xlink:href="./ObjectReplacements/Object 16" xlink:type="simple" xlink:show="embed" xlink:actuate="onLoad"/></draw:frame></text:span><text:bookmark-start text:name="__DdeLink__17_4269182855"/></text:p>
      <text:p text:style-name="P3"><draw:frame draw:style-name="fr1" draw:name="Objeto15" text:anchor-type="as-char" svg:y="-0.377cm" svg:width="1.639cm" svg:height="0.531cm" draw:z-index="13"><draw:object xlink:href="./Object 15" xlink:type="simple" xlink:show="embed" xlink:actuate="onLoad"/><draw:image xlink:href="./ObjectReplacements/Object 15" xlink:type="simple" xlink:show="embed" xlink:actuate="onLoad"/></draw:frame></text:p>
      <text:p text:style-name="P3"><text:bookmark-end text:name="__DdeLink__17_4269182855"/><draw:frame draw:style-name="fr1" draw:name="Objeto14" text:anchor-type="as-char" svg:y="-0.377cm" svg:width="1.311cm" svg:height="0.531cm" draw:z-index="15"><draw:object xlink:href="./Object 14" xlink:type="simple" xlink:show="embed" xlink:actuate="onLoad"/><draw:image xlink:href="./ObjectReplacements/Object 14" xlink:type="simple" xlink:show="embed" xlink:actuate="onLoad"/></draw:frame></text:p>
      <text:p text:style-name="P3"/>
      <text:p text:style-name="P3"/>
      <text:p text:style-name="P3"><draw:frame draw:style-name="fr1" draw:name="Objeto13" text:anchor-type="as-char" svg:y="-0.377cm" svg:width="2.311cm" svg:height="0.531cm" draw:z-index="14"><draw:object xlink:href="./Object 13" xlink:type="simple" xlink:show="embed" xlink:actuate="onLoad"/><draw:image xlink:href="./ObjectReplacements/Object 13" xlink:type="simple" xlink:show="embed" xlink:actuate="onLoad"/></draw:frame></text:p>
      <text:p text:style-name="P3"><draw:frame draw:style-name="fr1" draw:name="Objeto17" text:anchor-type="as-char" svg:y="-0.377cm" svg:width="1.812cm" svg:height="0.467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3"/>
      <text:p text:style-name="P3">No cumple dicha condición, así que descartamos los estados que la incluyen: Lineal y saturación</text:p>
      <text:p text:style-name="P3">El mosfet está en corte</text:p>
      <text:p text:style-name="P3"/>
      <text:p text:style-name="P3"><text:span text:style-name="T3">3* c</text:span>ambiamos la fuente de 1V por una de 2V</text:p>
      <text:p text:style-name="P3"/>
      <text:p text:style-name="P3"><draw:frame draw:style-name="fr1" draw:name="Objeto18" text:anchor-type="as-char" svg:y="-0.377cm" svg:width="1.603cm" svg:height="0.531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3"><draw:frame draw:style-name="fr1" draw:name="Objeto19" text:anchor-type="as-char" svg:y="-0.377cm" svg:width="1.64cm" svg:height="0.531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3"><draw:frame draw:style-name="fr1" draw:name="Objeto20" text:anchor-type="as-char" svg:y="-0.377cm" svg:width="1.311cm" svg:height="0.531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3"/>
      <text:p text:style-name="P3">Ahora cumple<draw:frame draw:style-name="fr1" draw:name="Objeto21" text:anchor-type="as-char" svg:y="-0.377cm" svg:width="2.311cm" svg:height="0.531cm" draw:z-index="20"><draw:object xlink:href="./Object 21" xlink:type="simple" xlink:show="embed" xlink:actuate="onLoad"/><draw:image xlink:href="./ObjectReplacements/Object 21" xlink:type="simple" xlink:show="embed" xlink:actuate="onLoad"/></draw:frame>por lo que puede ser lineal o saturación.</text:p>
      <text:p text:style-name="P3"/>
      <text:p text:style-name="P3">Empezamos comprobando saturación</text:p>
      <text:p text:style-name="P3"/>
      <text:p text:style-name="P3"><draw:frame draw:style-name="fr1" draw:name="Objeto11" text:anchor-type="as-char" svg:y="-0.681cm" svg:width="6.675cm" svg:height="1.058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3"><draw:frame draw:style-name="fr1" draw:name="Objeto12" text:anchor-type="as-char" svg:y="-0.377cm" svg:width="1.838cm" svg:height="0.531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3"/>
      <text:p text:style-name="P4"><draw:frame draw:style-name="fr1" draw:name="Objeto24" text:anchor-type="as-char" svg:y="-0.377cm" svg:width="1.617cm" svg:height="0.531cm" draw:z-index="22"><draw:object xlink:href="./Object 24" xlink:type="simple" xlink:show="embed" xlink:actuate="onLoad"/><draw:image xlink:href="./ObjectReplacements/Object 24" xlink:type="simple" xlink:show="embed" xlink:actuate="onLoad"/></draw:frame>→ 2&gt;1,5 Ok</text:p>
      <text:p text:style-name="P4"><draw:frame draw:style-name="fr1" draw:name="Objeto23" text:anchor-type="as-char" svg:y="-0.377cm" svg:width="2.625cm" svg:height="0.531cm" draw:z-index="23"><draw:object xlink:href="./Object 23" xlink:type="simple" xlink:show="embed" xlink:actuate="onLoad"/><draw:image xlink:href="./ObjectReplacements/Object 23" xlink:type="simple" xlink:show="embed" xlink:actuate="onLoad"/></draw:frame>→ <draw:frame draw:style-name="fr1" draw:name="Objeto22" text:anchor-type="as-char" svg:y="-0.377cm" svg:width="2.937cm" svg:height="0.531cm" draw:z-index="21"><draw:object xlink:href="./Object 22" xlink:type="simple" xlink:show="embed" xlink:actuate="onLoad"/><draw:image xlink:href="./ObjectReplacements/Object 22" xlink:type="simple" xlink:show="embed" xlink:actuate="onLoad"/></draw:frame>Ok</text:p>
      <text:p text:style-name="P4"><text:tab/><text:tab/><text:tab/>4,75-0</text:p>
      <text:p text:style-name="P4">Está en saturación</text:p>
      <text:p text:style-name="P4"/>
      <text:p text:style-name="P4"><text:soft-page-break/>Lineal</text:p>
      <text:p text:style-name="P4"/>
      <text:p text:style-name="P4"><draw:frame draw:style-name="fr2" draw:name="Objeto27" text:anchor-type="as-char" svg:y="-0.377cm" svg:width="1.64cm" svg:height="0.531cm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P4"><draw:frame draw:style-name="fr2" draw:name="Objeto28" text:anchor-type="as-char" svg:y="-0.377cm" svg:width="1.242cm" svg:height="0.531cm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P4"><draw:frame draw:style-name="fr1" draw:name="Objeto25" text:anchor-type="as-char" svg:y="-0.619cm" svg:width="8.246cm" svg:height="0.998cm" draw:z-index="24"><draw:object xlink:href="./Object 25" xlink:type="simple" xlink:show="embed" xlink:actuate="onLoad"/><draw:image xlink:href="./ObjectReplacements/Object 25" xlink:type="simple" xlink:show="embed" xlink:actuate="onLoad"/><svg:desc>fórmula</svg:desc></draw:frame><text:span text:style-name="T4">= </text:span><text:span text:style-name="T4"><draw:frame draw:style-name="fr2" draw:name="Objeto26" text:anchor-type="as-char" svg:y="-0.437cm" svg:width="1.609cm" svg:height="0.591cm" draw:z-index="25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9"><text:tab/> <text:s text:c="7"/>2 <text:s text:c="5"/>0 <text:s text:c="3"/>1,5</text:p>
      <text:p text:style-name="P9"/>
      <text:p text:style-name="P9"><draw:frame draw:style-name="fr2" draw:name="Objeto30" text:anchor-type="as-char" svg:y="-0.437cm" svg:width="9.169cm" svg:height="0.591cm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9"/>
      <text:p text:style-name="P9"><draw:frame draw:style-name="fr2" draw:name="Objeto29" text:anchor-type="as-char" svg:y="-0.656cm" svg:width="3.129cm" svg:height="1.034cm" draw:z-index="28"><draw:object xlink:href="./Object 29" xlink:type="simple" xlink:show="embed" xlink:actuate="onLoad"/><draw:image xlink:href="./ObjectReplacements/Object 29" xlink:type="simple" xlink:show="embed" xlink:actuate="onLoad"/></draw:frame></text:p>
      <text:p text:style-name="P9"/>
      <text:p text:style-name="P9"/>
      <text:p text:style-name="P9">*4</text:p>
      <text:p text:style-name="P10">V_T=1V</text:p>
      <text:p text:style-name="P10">I=1mA</text:p>
      <text:p text:style-name="P10">V=4v</text:p>
      <text:p text:style-name="P9"/>
      <text:p text:style-name="P9">Saturación</text:p>
      <text:p text:style-name="P9"/>
      <text:p text:style-name="P9"><draw:frame draw:style-name="fr1" draw:name="Objeto31" text:anchor-type="as-char" svg:y="-0.681cm" svg:width="5.355cm" svg:height="1.058cm" draw:z-index="30"><draw:object xlink:href="./Object 31" xlink:type="simple" xlink:show="embed" xlink:actuate="onLoad"/><draw:image xlink:href="./ObjectReplacements/Object 31" xlink:type="simple" xlink:show="embed" xlink:actuate="onLoad"/><svg:desc>fórmula</svg:desc></draw:frame></text:p>
      <text:p text:style-name="P10">Como<draw:frame draw:style-name="fr2" draw:name="Objeto32" text:anchor-type="as-char" svg:y="-0.377cm" svg:width="2.256cm" svg:height="0.467cm" draw:z-index="31"><draw:object xlink:href="./Object 32" xlink:type="simple" xlink:show="embed" xlink:actuate="onLoad"/><draw:image xlink:href="./ObjectReplacements/Object 32" xlink:type="simple" xlink:show="embed" xlink:actuate="onLoad"/></draw:frame>, no está en saturación</text:p>
      <text:p text:style-name="P10"/>
      <text:p text:style-name="P10"/>
      <text:p text:style-name="P10">Lineal</text:p>
      <text:p text:style-name="P10"><draw:frame draw:style-name="fr1" draw:name="Objeto33" text:anchor-type="as-char" svg:y="-0.619cm" svg:width="8.246cm" svg:height="0.998cm" draw:z-index="32"><draw:object xlink:href="./Object 33" xlink:type="simple" xlink:show="embed" xlink:actuate="onLoad"/><draw:image xlink:href="./ObjectReplacements/Object 33" xlink:type="simple" xlink:show="embed" xlink:actuate="onLoad"/><svg:desc>fórmula</svg:desc></draw:frame></text:p>
      <text:p text:style-name="P10"><text:s text:c="3"/>1<text:tab/> <text:s text:c="6"/>4 <text:s text:c="6"/>0 <text:s text:c="5"/>1 <text:s text:c="13"/>0 <text:s text:c="15"/>0</text:p>
      <text:p text:style-name="P10"/>
      <text:p text:style-name="P10">Despejamos V_D</text:p>
      <text:p text:style-name="P10"/>
      <text:p text:style-name="P10"><draw:frame draw:style-name="fr2" draw:name="Objeto34" text:anchor-type="as-char" svg:y="-0.656cm" svg:width="3.027cm" svg:height="1.034cm" draw:z-index="33"><draw:object xlink:href="./Object 34" xlink:type="simple" xlink:show="embed" xlink:actuate="onLoad"/><draw:image xlink:href="./ObjectReplacements/Object 34" xlink:type="simple" xlink:show="embed" xlink:actuate="onLoad"/><svg:desc>fórmula</svg:desc></draw:frame><draw:frame draw:style-name="fr2" draw:name="Objeto35" text:anchor-type="as-char" svg:y="-0.619cm" svg:width="4.092cm" svg:height="0.998cm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10"><text:tab/><text:tab/> <text:s text:c="7"/><draw:frame draw:style-name="fr2" draw:name="Objeto36" text:anchor-type="as-char" svg:y="-0.619cm" svg:width="4.163cm" svg:height="0.998cm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10"><draw:frame draw:style-name="fr1" draw:name="Objeto37" text:anchor-type="as-char" svg:y="-0.377cm" svg:width="4.009cm" svg:height="0.531cm" draw:z-index="36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<text:p text:style-name="P10"><text:tab/>0 <text:s text:c="5"/>4 <text:s text:c="4"/>0 <text:s text:c="5"/>1</text:p>
      <text:p text:style-name="P10"/>
      <text:p text:style-name="P10">V_D no puede valer 5,825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20:20:03.968241474</meta:creation-date>
    <meta:editing-duration>PT24M39S</meta:editing-duration>
    <meta:editing-cycles>4</meta:editing-cycles>
    <meta:generator>LibreOffice/6.0.7.3.0$Linux_X86_64 LibreOffice_project/00m0$Build-3</meta:generator>
    <dc:date>2018-11-21T21:25:35.359219054</dc:date>
    <meta:document-statistic meta:table-count="0" meta:image-count="0" meta:object-count="37" meta:page-count="2" meta:paragraph-count="53" meta:word-count="115" meta:character-count="704" meta:non-whitespace-character-count="532"/>
  </office:meta>
</office:document-meta>
</file>

<file path=Object 1/content.xml><?xml version="1.0" encoding="utf-8"?>
<math xmlns="http://www.w3.org/1998/Math/MathML" display="block">
  <semantics>
    <mrow>
      <msub>
        <mi>I</mi>
        <mi>D</mi>
      </msub>
      <mo stretchy="false">=</mo>
      <mn>0</mn>
    </mrow>
    <annotation encoding="StarMath 5.0"> I_D=0</annotation>
  </semantics>
</math>
</file>

<file path=Object 10/content.xml><?xml version="1.0" encoding="utf-8"?>
<math xmlns="http://www.w3.org/1998/Math/MathML" display="block">
  <semantics>
    <mrow>
      <msub>
        <mi>V</mi>
        <mi>D</mi>
      </msub>
      <mi>,</mi>
      <msub>
        <mi>V</mi>
        <mi>G</mi>
      </msub>
      <mi>,</mi>
      <msub>
        <mi>V</mi>
        <mi>S</mi>
      </msub>
    </mrow>
    <annotation encoding="StarMath 5.0"> V_D , V_G , V_S</annotation>
  </semantics>
</math>
</file>

<file path=Object 11/content.xml><?xml version="1.0" encoding="utf-8"?>
<math xmlns="http://www.w3.org/1998/Math/MathML" display="block">
  <semantics>
    <mrow>
      <mrow>
        <msub>
          <mi>I</mi>
          <mi>D</mi>
        </msub>
        <mo stretchy="false">=</mo>
        <mfrac>
          <mrow>
            <mn>2</mn>
            <mrow>
              <mi mathvariant="italic">mA</mi>
              <mo stretchy="false">/</mo>
              <msup>
                <mi>v</mi>
                <mn>2</mn>
              </msup>
            </mrow>
          </mrow>
          <mn>2</mn>
        </mfrac>
      </mrow>
      <mrow>
        <mrow>
          <mo fence="true" stretchy="false">(</mo>
          <mrow>
            <mrow>
              <msub>
                <mi>V</mi>
                <mi>G</mi>
              </msub>
              <mo stretchy="false">−</mo>
              <msub>
                <mi>V</mi>
                <mi>S</mi>
              </msub>
              <mo stretchy="false">−</mo>
              <msub>
                <mi>V</mi>
                <mi>T</mi>
              </msub>
            </mrow>
          </mrow>
          <mo fence="true" stretchy="false">)</mo>
        </mrow>
        <mo stretchy="false">=</mo>
        <mn>0,25</mn>
      </mrow>
      <mi mathvariant="italic">mA</mi>
    </mrow>
    <annotation encoding="StarMath 5.0">I_D= {2 mA /v^2}over 2 (V_G-V_S-V_T) = 0,25 mA</annotation>
  </semantics>
</math>
</file>

<file path=Object 12/content.xml><?xml version="1.0" encoding="utf-8"?>
<math xmlns="http://www.w3.org/1998/Math/MathML" display="block">
  <semantics>
    <mrow>
      <msub>
        <mi>V</mi>
        <mi>D</mi>
      </msub>
      <mo stretchy="false">=</mo>
      <mn>4,75</mn>
    </mrow>
    <annotation encoding="StarMath 5.0">V_D=4,75</annotation>
  </semantics>
</math>
</file>

<file path=Object 13/content.xml><?xml version="1.0" encoding="utf-8"?>
<math xmlns="http://www.w3.org/1998/Math/MathML" display="block">
  <semantics>
    <mrow>
      <mrow>
        <msub>
          <mi>V</mi>
          <mi>G</mi>
        </msub>
        <mo stretchy="false">−</mo>
        <msub>
          <mi>V</mi>
          <mi>S</mi>
        </msub>
      </mrow>
      <mo stretchy="false">&gt;</mo>
      <msub>
        <mi>V</mi>
        <mi>T</mi>
      </msub>
    </mrow>
    <annotation encoding="StarMath 5.0">V_G-V_S&gt;V_T</annotation>
  </semantics>
</math>
</file>

<file path=Object 14/content.xml><?xml version="1.0" encoding="utf-8"?>
<math xmlns="http://www.w3.org/1998/Math/MathML" display="block">
  <semantics>
    <mrow>
      <msub>
        <mi>V</mi>
        <mi>D</mi>
      </msub>
      <mo stretchy="false">=</mo>
      <mi>?</mi>
    </mrow>
    <annotation encoding="StarMath 5.0">V_D=?</annotation>
  </semantics>
</math>
</file>

<file path=Object 15/content.xml><?xml version="1.0" encoding="utf-8"?>
<math xmlns="http://www.w3.org/1998/Math/MathML" display="block">
  <semantics>
    <mrow>
      <mrow>
        <msub>
          <mi>V</mi>
          <mi>G</mi>
        </msub>
        <mo stretchy="false">=</mo>
        <mn>1</mn>
      </mrow>
      <mi>V</mi>
    </mrow>
    <annotation encoding="StarMath 5.0">V_G=1V</annotation>
  </semantics>
</math>
</file>

<file path=Object 16/content.xml><?xml version="1.0" encoding="utf-8"?>
<math xmlns="http://www.w3.org/1998/Math/MathML" display="block">
  <semantics>
    <mrow>
      <mrow>
        <msub>
          <mi>V</mi>
          <mi>S</mi>
        </msub>
        <mo stretchy="false">=</mo>
        <mn>0</mn>
      </mrow>
      <mi>V</mi>
    </mrow>
    <annotation encoding="StarMath 5.0">V_S=0V</annotation>
  </semantics>
</math>
</file>

<file path=Object 17/content.xml><?xml version="1.0" encoding="utf-8"?>
<math xmlns="http://www.w3.org/1998/Math/MathML" display="block">
  <semantics>
    <mrow>
      <mrow>
        <mn>1</mn>
        <mo stretchy="false">−</mo>
        <mn>0</mn>
      </mrow>
      <mo stretchy="false">&gt;</mo>
      <mn>1,5</mn>
    </mrow>
    <annotation encoding="StarMath 5.0">1-0&gt;1,5</annotation>
  </semantics>
</math>
</file>

<file path=Object 18/content.xml><?xml version="1.0" encoding="utf-8"?>
<math xmlns="http://www.w3.org/1998/Math/MathML" display="block">
  <semantics>
    <mrow>
      <mrow>
        <msub>
          <mi>V</mi>
          <mi>S</mi>
        </msub>
        <mo stretchy="false">=</mo>
        <mn>0</mn>
      </mrow>
      <mi>V</mi>
    </mrow>
    <annotation encoding="StarMath 5.0">V_S=0V</annotation>
  </semantics>
</math>
</file>

<file path=Object 19/content.xml><?xml version="1.0" encoding="utf-8"?>
<math xmlns="http://www.w3.org/1998/Math/MathML" display="block">
  <semantics>
    <mrow>
      <mrow>
        <msub>
          <mi>V</mi>
          <mi>G</mi>
        </msub>
        <mo stretchy="false">=</mo>
        <mn>2</mn>
      </mrow>
      <mi>V</mi>
    </mrow>
    <annotation encoding="StarMath 5.0">V_G=2V</annotation>
  </semantics>
</math>
</file>

<file path=Object 2/content.xml><?xml version="1.0" encoding="utf-8"?>
<math xmlns="http://www.w3.org/1998/Math/MathML" display="block">
  <semantics>
    <mrow>
      <msub>
        <mi>V</mi>
        <mi mathvariant="italic">GS</mi>
      </msub>
      <mo stretchy="false">=</mo>
      <mrow>
        <msub>
          <mi>V</mi>
          <mi>G</mi>
        </msub>
        <mo stretchy="false">−</mo>
        <msub>
          <mi>V</mi>
          <mi>S</mi>
        </msub>
      </mrow>
    </mrow>
    <annotation encoding="StarMath 5.0">V_{GS}=V_G-V_S</annotation>
  </semantics>
</math>
</file>

<file path=Object 20/content.xml><?xml version="1.0" encoding="utf-8"?>
<math xmlns="http://www.w3.org/1998/Math/MathML" display="block">
  <semantics>
    <mrow>
      <msub>
        <mi>V</mi>
        <mi>D</mi>
      </msub>
      <mo stretchy="false">=</mo>
      <mi>?</mi>
    </mrow>
    <annotation encoding="StarMath 5.0">V_D=?</annotation>
  </semantics>
</math>
</file>

<file path=Object 21/content.xml><?xml version="1.0" encoding="utf-8"?>
<math xmlns="http://www.w3.org/1998/Math/MathML" display="block">
  <semantics>
    <mrow>
      <mrow>
        <msub>
          <mi>V</mi>
          <mi>G</mi>
        </msub>
        <mo stretchy="false">−</mo>
        <msub>
          <mi>V</mi>
          <mi>S</mi>
        </msub>
      </mrow>
      <mo stretchy="false">&gt;</mo>
      <msub>
        <mi>V</mi>
        <mi>T</mi>
      </msub>
    </mrow>
    <annotation encoding="StarMath 5.0"> V_G-V_S&gt;V_T </annotation>
  </semantics>
</math>
</file>

<file path=Object 22/content.xml><?xml version="1.0" encoding="utf-8"?>
<math xmlns="http://www.w3.org/1998/Math/MathML" display="block">
  <semantics>
    <mrow>
      <mrow>
        <msub>
          <mi>V</mi>
          <mi>D</mi>
        </msub>
        <mo stretchy="false">−</mo>
        <msub>
          <mi>V</mi>
          <mi>S</mi>
        </msub>
      </mrow>
      <mo stretchy="false">&gt;</mo>
      <mrow>
        <mn>2</mn>
        <mo stretchy="false">−</mo>
        <mn>1,5</mn>
      </mrow>
    </mrow>
    <annotation encoding="StarMath 5.0">V_D-V_S &gt; 2-1,5 </annotation>
  </semantics>
</math>
</file>

<file path=Object 23/content.xml><?xml version="1.0" encoding="utf-8"?>
<math xmlns="http://www.w3.org/1998/Math/MathML" display="block">
  <semantics>
    <mrow>
      <msub>
        <mi>V</mi>
        <mi mathvariant="italic">DS</mi>
      </msub>
      <mo stretchy="false">&gt;</mo>
      <mrow>
        <msub>
          <mi>V</mi>
          <mi mathvariant="italic">GS</mi>
        </msub>
        <mo stretchy="false">−</mo>
        <msub>
          <mi>V</mi>
          <mi>T</mi>
        </msub>
      </mrow>
    </mrow>
    <annotation encoding="StarMath 5.0">V_DS&gt; V_GS-V_T </annotation>
  </semantics>
</math>
</file>

<file path=Object 24/content.xml><?xml version="1.0" encoding="utf-8"?>
<math xmlns="http://www.w3.org/1998/Math/MathML" display="block">
  <semantics>
    <mrow>
      <msub>
        <mi>V</mi>
        <mi mathvariant="italic">GS</mi>
      </msub>
      <mo stretchy="false">&gt;</mo>
      <msub>
        <mi>V</mi>
        <mi>T</mi>
      </msub>
    </mrow>
    <annotation encoding="StarMath 5.0">V_GS&gt;V_T </annotation>
  </semantics>
</math>
</file>

<file path=Object 25/content.xml><?xml version="1.0" encoding="utf-8"?>
<math xmlns="http://www.w3.org/1998/Math/MathML" display="block">
  <semantics>
    <mrow>
      <mrow>
        <msub>
          <mi>I</mi>
          <mi>D</mi>
        </msub>
        <mo stretchy="false">=</mo>
        <mfrac>
          <mi>K</mi>
          <mn>2</mn>
        </mfrac>
      </mrow>
      <mn>2</mn>
      <mrow>
        <mo fence="true" stretchy="false">[</mo>
        <mrow>
          <mrow>
            <mrow>
              <mo fence="true" stretchy="false">(</mo>
              <mrow>
                <mrow>
                  <msub>
                    <mi>V</mi>
                    <mi>G</mi>
                  </msub>
                  <mo stretchy="false">−</mo>
                  <msub>
                    <mi>V</mi>
                    <mi>S</mi>
                  </msub>
                  <mo stretchy="false">−</mo>
                  <msub>
                    <mi>V</mi>
                    <mi>T</mi>
                  </msub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sub>
                      <mi>V</mi>
                      <mi>D</mi>
                    </msub>
                    <mo stretchy="false">−</mo>
                    <msub>
                      <mi>V</mi>
                      <mi>S</mi>
                    </msub>
                  </mrow>
                </mrow>
                <mo fence="true" stretchy="false">)</mo>
              </mrow>
              <mo stretchy="false">−</mo>
              <msup>
                <mrow>
                  <mo fence="true" stretchy="false">(</mo>
                  <mrow>
                    <mrow>
                      <msub>
                        <mi>V</mi>
                        <mi>D</mi>
                      </msub>
                      <mo stretchy="false">−</mo>
                      <msub>
                        <mi>V</mi>
                        <mi>S</mi>
                      </msub>
                    </mrow>
                  </mrow>
                  <mo fence="true" stretchy="false">)</mo>
                </mrow>
                <mn>2</mn>
              </msup>
            </mrow>
          </mrow>
        </mrow>
        <mo fence="true" stretchy="false">]</mo>
      </mrow>
    </mrow>
    <annotation encoding="StarMath 5.0">I_D=K over 2 2[(V_G-V_S-V_T)(V_D-V_S) - (V_D-V_S)^2 ]</annotation>
  </semantics>
</math>
</file>

<file path=Object 26/content.xml><?xml version="1.0" encoding="utf-8"?>
<math xmlns="http://www.w3.org/1998/Math/MathML" display="block">
  <semantics>
    <mrow>
      <msub>
        <mi>V</mi>
        <mi>D</mi>
      </msub>
      <mo stretchy="false">−</mo>
      <msubsup>
        <mi>V</mi>
        <mi>D</mi>
        <mn>2</mn>
      </msubsup>
    </mrow>
    <annotation encoding="StarMath 5.0">V_D-V_D ^2</annotation>
  </semantics>
</math>
</file>

<file path=Object 27/content.xml><?xml version="1.0" encoding="utf-8"?>
<math xmlns="http://www.w3.org/1998/Math/MathML" display="block">
  <semantics>
    <mrow>
      <mrow>
        <msub>
          <mi>V</mi>
          <mi>G</mi>
        </msub>
        <mo stretchy="false">=</mo>
        <mn>2</mn>
      </mrow>
      <mi>V</mi>
    </mrow>
    <annotation encoding="StarMath 5.0">V_G=2V</annotation>
  </semantics>
</math>
</file>

<file path=Object 28/content.xml><?xml version="1.0" encoding="utf-8"?>
<math xmlns="http://www.w3.org/1998/Math/MathML" display="block">
  <semantics>
    <mrow>
      <msub>
        <mi>V</mi>
        <mi>S</mi>
      </msub>
      <mo stretchy="false">=</mo>
      <mn>0</mn>
    </mrow>
    <annotation encoding="StarMath 5.0">V_S=0
</annotation>
  </semantics>
</math>
</file>

<file path=Object 29/content.xml><?xml version="1.0" encoding="utf-8"?>
<math xmlns="http://www.w3.org/1998/Math/MathML" display="block">
  <semantics>
    <mrow>
      <msub>
        <mi>V</mi>
        <mi>D</mi>
      </msub>
      <mo stretchy="false">=</mo>
      <mfrac>
        <mrow>
          <mn>2</mn>
          <mo stretchy="false">±</mo>
          <msqrt>
            <mrow>
              <mn>4</mn>
              <mo stretchy="false">−</mo>
              <mn>4,5</mn>
            </mrow>
          </msqrt>
        </mrow>
        <mn>2</mn>
      </mfrac>
    </mrow>
    <annotation encoding="StarMath 5.0">V_D={2 +- sqrt {4-4,5}} over 2</annotation>
  </semantics>
</math>
</file>

<file path=Object 3/content.xml><?xml version="1.0" encoding="utf-8"?>
<math xmlns="http://www.w3.org/1998/Math/MathML" display="block">
  <semantics>
    <mrow>
      <msub>
        <mi>V</mi>
        <mi mathvariant="italic">GS</mi>
      </msub>
      <mo stretchy="false">&lt;</mo>
      <msub>
        <mi>V</mi>
        <mi>T</mi>
      </msub>
    </mrow>
    <annotation encoding="StarMath 5.0">V_{GS}&lt;V_{T}</annotation>
  </semantics>
</math>
</file>

<file path=Object 30/content.xml><?xml version="1.0" encoding="utf-8"?>
<math xmlns="http://www.w3.org/1998/Math/MathML" display="block">
  <semantics>
    <mrow>
      <mrow>
        <msub>
          <mi>V</mi>
          <mi>D</mi>
        </msub>
        <mo stretchy="false">=</mo>
        <mrow>
          <mn>5</mn>
          <mo stretchy="false">−</mo>
          <msub>
            <mi>I</mi>
            <mrow>
              <mi mathvariant="italic">D·</mi>
              <mn>1</mn>
            </mrow>
          </msub>
        </mrow>
      </mrow>
      <mi>→</mi>
      <mrow>
        <msub>
          <mi>V</mi>
          <mi>D</mi>
        </msub>
        <mo stretchy="false">=</mo>
        <mrow>
          <mn>5</mn>
          <mo stretchy="false">−</mo>
          <mrow>
            <mo fence="true" stretchy="false">(</mo>
            <mrow>
              <mrow>
                <msub>
                  <mi>V</mi>
                  <mi>D</mi>
                </msub>
                <mo stretchy="false">−</mo>
                <msubsup>
                  <mi>V</mi>
                  <mi>D</mi>
                  <mn>2</mn>
                </msubsup>
              </mrow>
            </mrow>
            <mo fence="true" stretchy="false">)</mo>
          </mrow>
        </mrow>
      </mrow>
      <mi>→</mi>
      <msubsup>
        <mi>V</mi>
        <mi>D</mi>
        <mn>2</mn>
      </msubsup>
      <mi>–</mi>
      <mn>2</mn>
      <mrow>
        <mrow>
          <msub>
            <mi>V</mi>
            <mi>D</mi>
          </msub>
          <mo stretchy="false">+</mo>
          <mn>5</mn>
        </mrow>
        <mo stretchy="false">=</mo>
        <mn>0</mn>
      </mrow>
    </mrow>
    <annotation encoding="StarMath 5.0">V_D=5-I_D·1 → V_D=5-(V_D-V_D ^ 2) → V_D ^ 2 – 2 V_D + 5 =0 </annotation>
  </semantics>
</math>
</file>

<file path=Object 31/content.xml><?xml version="1.0" encoding="utf-8"?>
<math xmlns="http://www.w3.org/1998/Math/MathML" display="block">
  <semantics>
    <mrow>
      <mrow>
        <msub>
          <mi>I</mi>
          <mi>D</mi>
        </msub>
        <mo stretchy="false">=</mo>
        <mfrac>
          <mrow>
            <mn>2</mn>
            <mrow>
              <mi mathvariant="italic">mA</mi>
              <mo stretchy="false">/</mo>
              <msup>
                <mi>v</mi>
                <mn>2</mn>
              </msup>
            </mrow>
          </mrow>
          <mn>2</mn>
        </mfrac>
      </mrow>
      <mrow>
        <mrow>
          <mo fence="true" stretchy="false">(</mo>
          <mrow>
            <mrow>
              <mn>4</mn>
              <mo stretchy="false">−</mo>
              <mn>0</mn>
              <mo stretchy="false">−</mo>
              <mn>1</mn>
            </mrow>
          </mrow>
          <mo fence="true" stretchy="false">)</mo>
        </mrow>
        <mo stretchy="false">=</mo>
        <mn>9</mn>
      </mrow>
      <mi mathvariant="italic">mA</mi>
    </mrow>
    <annotation encoding="StarMath 5.0">I_D= {2 mA /v^2}over 2 (4-0-1) = 9 mA</annotation>
  </semantics>
</math>
</file>

<file path=Object 32/content.xml><?xml version="1.0" encoding="utf-8"?>
<math xmlns="http://www.w3.org/1998/Math/MathML" display="block">
  <semantics>
    <mrow>
      <mn>9</mn>
      <mrow>
        <mi mathvariant="italic">mA</mi>
        <mo stretchy="false">≠</mo>
        <mn>1</mn>
      </mrow>
      <mi mathvariant="italic">mA</mi>
    </mrow>
    <annotation encoding="StarMath 5.0"> 9mA &lt;&gt; 1mA</annotation>
  </semantics>
</math>
</file>

<file path=Object 33/content.xml><?xml version="1.0" encoding="utf-8"?>
<math xmlns="http://www.w3.org/1998/Math/MathML" display="block">
  <semantics>
    <mrow>
      <mrow>
        <msub>
          <mi>I</mi>
          <mi>D</mi>
        </msub>
        <mo stretchy="false">=</mo>
        <mfrac>
          <mi>K</mi>
          <mn>2</mn>
        </mfrac>
      </mrow>
      <mn>2</mn>
      <mrow>
        <mo fence="true" stretchy="false">[</mo>
        <mrow>
          <mrow>
            <mrow>
              <mo fence="true" stretchy="false">(</mo>
              <mrow>
                <mrow>
                  <msub>
                    <mi>V</mi>
                    <mi>G</mi>
                  </msub>
                  <mo stretchy="false">−</mo>
                  <msub>
                    <mi>V</mi>
                    <mi>S</mi>
                  </msub>
                  <mo stretchy="false">−</mo>
                  <msub>
                    <mi>V</mi>
                    <mi>T</mi>
                  </msub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sub>
                      <mi>V</mi>
                      <mi>D</mi>
                    </msub>
                    <mo stretchy="false">−</mo>
                    <msub>
                      <mi>V</mi>
                      <mi>S</mi>
                    </msub>
                  </mrow>
                </mrow>
                <mo fence="true" stretchy="false">)</mo>
              </mrow>
              <mo stretchy="false">−</mo>
              <msup>
                <mrow>
                  <mo fence="true" stretchy="false">(</mo>
                  <mrow>
                    <mrow>
                      <msub>
                        <mi>V</mi>
                        <mi>D</mi>
                      </msub>
                      <mo stretchy="false">−</mo>
                      <msub>
                        <mi>V</mi>
                        <mi>S</mi>
                      </msub>
                    </mrow>
                  </mrow>
                  <mo fence="true" stretchy="false">)</mo>
                </mrow>
                <mn>2</mn>
              </msup>
            </mrow>
          </mrow>
        </mrow>
        <mo fence="true" stretchy="false">]</mo>
      </mrow>
    </mrow>
    <annotation encoding="StarMath 5.0">I_D=K over 2 2[(V_G-V_S-V_T)(V_D-V_S) - (V_D-V_S)^2 ]</annotation>
  </semantics>
</math>
</file>

<file path=Object 34/content.xml><?xml version="1.0" encoding="utf-8"?>
<math xmlns="http://www.w3.org/1998/Math/MathML" display="block">
  <semantics>
    <mrow>
      <msub>
        <mi>V</mi>
        <mi>D</mi>
      </msub>
      <mo stretchy="false">=</mo>
      <mfrac>
        <mrow>
          <mn>6</mn>
          <mo stretchy="false">±</mo>
          <msqrt>
            <mrow>
              <mn>36</mn>
              <mo stretchy="false">−</mo>
              <mn>4</mn>
            </mrow>
          </msqrt>
        </mrow>
        <mn>2</mn>
      </mfrac>
    </mrow>
    <annotation encoding="StarMath 5.0">V_D={6 +- sqrt {36-4}} over 2</annotation>
  </semantics>
</math>
</file>

<file path=Object 35/content.xml><?xml version="1.0" encoding="utf-8"?>
<math xmlns="http://www.w3.org/1998/Math/MathML" display="block">
  <semantics>
    <mrow>
      <mrow>
        <msub>
          <mi>V</mi>
          <mi>D</mi>
        </msub>
        <mo stretchy="false">=</mo>
        <mfrac>
          <mrow>
            <mn>6</mn>
            <mo stretchy="false">+</mo>
            <mn>5,65</mn>
          </mrow>
          <mn>2</mn>
        </mfrac>
        <mo stretchy="false">=</mo>
        <mn>5,825</mn>
      </mrow>
      <mi>V</mi>
    </mrow>
    <annotation encoding="StarMath 5.0">V_D= {6+5,65 }over 2 = 5,825 V</annotation>
  </semantics>
</math>
</file>

<file path=Object 36/content.xml><?xml version="1.0" encoding="utf-8"?>
<math xmlns="http://www.w3.org/1998/Math/MathML" display="block">
  <semantics>
    <mrow>
      <mrow>
        <msub>
          <mi>V</mi>
          <mi>D</mi>
        </msub>
        <mo stretchy="false">=</mo>
        <mfrac>
          <mrow>
            <mn>6</mn>
            <mo stretchy="false">−</mo>
            <mn>5,65</mn>
          </mrow>
          <mn>2</mn>
        </mfrac>
        <mo stretchy="false">=</mo>
        <mn>0,175</mn>
      </mrow>
      <mi>V</mi>
    </mrow>
    <annotation encoding="StarMath 5.0"> V_D={6-5,65 }over 2 =0,175 V</annotation>
  </semantics>
</math>
</file>

<file path=Object 37/content.xml><?xml version="1.0" encoding="utf-8"?>
<math xmlns="http://www.w3.org/1998/Math/MathML" display="block">
  <semantics>
    <mrow>
      <mrow>
        <msub>
          <mi>V</mi>
          <mi>D</mi>
        </msub>
        <mo stretchy="false">−</mo>
        <msub>
          <mi>V</mi>
          <mi>S</mi>
        </msub>
      </mrow>
      <mo stretchy="false">&gt;</mo>
      <mrow>
        <msub>
          <mi>V</mi>
          <mi>G</mi>
        </msub>
        <mo stretchy="false">−</mo>
        <msub>
          <mi>V</mi>
          <mi>S</mi>
        </msub>
        <mo stretchy="false">−</mo>
        <msub>
          <mi>V</mi>
          <mi>T</mi>
        </msub>
      </mrow>
    </mrow>
    <annotation encoding="StarMath 5.0">V_D-V_S&gt; V_G-V_S-V_T </annotation>
  </semantics>
</math>
</file>

<file path=Object 4/content.xml><?xml version="1.0" encoding="utf-8"?>
<math xmlns="http://www.w3.org/1998/Math/MathML" display="block">
  <semantics>
    <mrow>
      <mrow>
        <msub>
          <mi>I</mi>
          <mi>D</mi>
        </msub>
        <mo stretchy="false">=</mo>
        <mfrac>
          <mi>K</mi>
          <mn>2</mn>
        </mfrac>
      </mrow>
      <mn>2</mn>
      <mrow>
        <mo fence="true" stretchy="false">[</mo>
        <mrow>
          <mrow>
            <mrow>
              <mo fence="true" stretchy="false">(</mo>
              <mrow>
                <mrow>
                  <msub>
                    <mi>V</mi>
                    <mi mathvariant="italic">GS</mi>
                  </msub>
                  <mo stretchy="false">−</mo>
                  <msub>
                    <mi>V</mi>
                    <mi>T</mi>
                  </msub>
                </mrow>
              </mrow>
              <mo fence="true" stretchy="false">)</mo>
            </mrow>
            <mrow>
              <msub>
                <mi>V</mi>
                <mi mathvariant="italic">DS</mi>
              </msub>
              <mo stretchy="false">−</mo>
              <msubsup>
                <mi>V</mi>
                <mi mathvariant="italic">DS</mi>
                <mn>2</mn>
              </msubsup>
            </mrow>
          </mrow>
        </mrow>
        <mo fence="true" stretchy="false">]</mo>
      </mrow>
    </mrow>
    <annotation encoding="StarMath 5.0">I_D=K over 2 2[(V_{GS}-V_T)V_{DS} - V_{DS} ^2 ]</annotation>
  </semantics>
</math>
</file>

<file path=Object 5/content.xml><?xml version="1.0" encoding="utf-8"?>
<math xmlns="http://www.w3.org/1998/Math/MathML" display="block">
  <semantics>
    <mrow>
      <mrow>
        <msub>
          <mi>I</mi>
          <mi>D</mi>
        </msub>
        <mo stretchy="false">=</mo>
        <mfrac>
          <mi>K</mi>
          <mn>2</mn>
        </mfrac>
      </mrow>
      <msup>
        <mrow>
          <mo fence="true" stretchy="false">(</mo>
          <mrow>
            <mrow>
              <msub>
                <mi>V</mi>
                <mi mathvariant="italic">GS</mi>
              </msub>
              <mo stretchy="false">−</mo>
              <msub>
                <mi>V</mi>
                <mi>T</mi>
              </msub>
            </mrow>
          </mrow>
          <mo fence="true" stretchy="false">)</mo>
        </mrow>
        <mn>2</mn>
      </msup>
    </mrow>
    <annotation encoding="StarMath 5.0">I_D= K over 2 ( V_{GS} -V_T)^2</annotation>
  </semantics>
</math>
</file>

<file path=Object 6/content.xml><?xml version="1.0" encoding="utf-8"?>
<math xmlns="http://www.w3.org/1998/Math/MathML" display="block">
  <semantics>
    <mrow>
      <mrow>
        <msub>
          <mi>V</mi>
          <mi mathvariant="italic">GS</mi>
        </msub>
        <mo stretchy="false">&gt;</mo>
        <msub>
          <mi>V</mi>
          <mi>T</mi>
        </msub>
      </mrow>
      <mspace width="2em"/>
      <mrow>
        <msub>
          <mi>V</mi>
          <mi mathvariant="italic">DS</mi>
        </msub>
        <mo stretchy="false">&lt;</mo>
        <mrow>
          <msub>
            <mi>V</mi>
            <mi mathvariant="italic">GS</mi>
          </msub>
          <mo stretchy="false">−</mo>
          <msub>
            <mi>V</mi>
            <mi>T</mi>
          </msub>
        </mrow>
      </mrow>
    </mrow>
    <annotation encoding="StarMath 5.0">V_{GS} &gt;V_T ~ V_{ DS }&lt; V_GS - V_T</annotation>
  </semantics>
</math>
</file>

<file path=Object 7/content.xml><?xml version="1.0" encoding="utf-8"?>
<math xmlns="http://www.w3.org/1998/Math/MathML" display="block">
  <semantics>
    <mrow>
      <msub>
        <mi>V</mi>
        <mi mathvariant="italic">DS</mi>
      </msub>
      <mo stretchy="false">&gt;</mo>
      <mrow>
        <msub>
          <mi>V</mi>
          <mi mathvariant="italic">GS</mi>
        </msub>
        <mo stretchy="false">−</mo>
        <msub>
          <mi>V</mi>
          <mi>T</mi>
        </msub>
      </mrow>
    </mrow>
    <annotation encoding="StarMath 5.0">V_DS &gt; V_GS-V_T</annotation>
  </semantics>
</math>
</file>

<file path=Object 8/content.xml><?xml version="1.0" encoding="utf-8"?>
<math xmlns="http://www.w3.org/1998/Math/MathML" display="block">
  <semantics>
    <mrow>
      <msub>
        <mi>V</mi>
        <mi mathvariant="italic">GS</mi>
      </msub>
      <mo stretchy="false">&gt;</mo>
      <msub>
        <mi>V</mi>
        <mi>T</mi>
      </msub>
    </mrow>
    <annotation encoding="StarMath 5.0">V_{GS} &gt; V_T  </annotation>
  </semantics>
</math>
</file>

<file path=Object 9/content.xml><?xml version="1.0" encoding="utf-8"?>
<math xmlns="http://www.w3.org/1998/Math/MathML" display="block">
  <semantics>
    <msub>
      <mi>I</mi>
      <mi>D</mi>
    </msub>
    <annotation encoding="StarMath 5.0"> I_D </annotation>
  </semantics>
</math>
</file>